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Tahoma, Helvetica, FreeSans, sans-serif"/>
    <style:font-face style:name="Helvetica Neue Light" svg:font-family="'Helvetica Neue Light', HelveticaNeue-Ligh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df9c0"/>
    </style:style>
    <style:style style:name="P2" style:family="paragraph" style:parent-style-name="Heading_20_2" style:list-style-name="L3">
      <style:text-properties officeooo:paragraph-rsid="000df9c0"/>
    </style:style>
    <style:style style:name="P3" style:family="paragraph" style:parent-style-name="Standard">
      <style:text-properties fo:font-weight="bold" officeooo:rsid="000df9c0" officeooo:paragraph-rsid="000df9c0" style:font-weight-asian="bold" style:font-weight-complex="bold"/>
    </style:style>
    <style:style style:name="P4" style:family="paragraph" style:parent-style-name="Standard" style:list-style-name="L2"/>
    <style:style style:name="P5" style:family="paragraph" style:parent-style-name="Standard">
      <style:text-properties officeooo:paragraph-rsid="000df9c0"/>
    </style:style>
    <style:style style:name="P6" style:family="paragraph" style:parent-style-name="Standard">
      <style:text-properties officeooo:rsid="000df9c0" officeooo:paragraph-rsid="000df9c0"/>
    </style:style>
    <style:style style:name="P7"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666666" loext:opacity="100%" style:font-name="Arial1" fo:font-size="9.75pt" fo:letter-spacing="normal" fo:font-style="normal" fo:font-weight="normal"/>
    </style:style>
    <style:style style:name="P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666666" loext:opacity="100%" fo:letter-spacing="normal"/>
    </style:style>
    <style:style style:name="T1" style:family="text">
      <style:text-properties fo:font-variant="normal" fo:text-transform="none" fo:color="#666666" loext:opacity="100%" fo:letter-spacing="normal"/>
    </style:style>
    <style:style style:name="T2" style:family="text">
      <style:text-properties fo:font-variant="normal" fo:text-transform="none" fo:color="#666666" loext:opacity="100%" fo:letter-spacing="normal" fo:font-weight="bold" style:font-weight-asian="bold" style:font-weight-complex="bold"/>
    </style:style>
    <style:style style:name="T3" style:family="text">
      <style:text-properties fo:font-variant="normal" fo:text-transform="none" fo:color="#666666" loext:opacity="100%" style:font-name="Arial1" fo:font-size="9.75pt" fo:letter-spacing="normal" fo:font-style="normal"/>
    </style:style>
    <style:style style:name="T4" style:family="text">
      <style:text-properties fo:font-variant="normal" fo:text-transform="none" fo:color="#666666" loext:opacity="100%" style:font-name="Arial1" fo:font-size="9.75pt" fo:letter-spacing="normal" fo:font-style="normal" fo:font-weight="normal"/>
    </style:style>
    <style:style style:name="T5" style:family="text">
      <style:text-properties fo:font-variant="normal" fo:text-transform="none" fo:color="#666666" loext:opacity="100%" style:font-name="Arial1" fo:font-size="9.75pt" fo:letter-spacing="normal" fo:font-style="normal" fo:font-weight="normal" style:font-weight-asian="bold" style:font-weight-complex="bold"/>
    </style:style>
    <style:style style:name="T6" style:family="text">
      <style:text-properties fo:font-variant="normal" fo:text-transform="none" fo:color="#666666" loext:opacity="100%" style:font-name="Arial1" fo:font-size="9.75pt" fo:letter-spacing="normal" fo:font-style="normal" fo:font-weight="normal" style:font-weight-asian="normal" style:font-weight-complex="normal"/>
    </style:style>
    <style:style style:name="T7" style:family="text">
      <style:text-properties fo:font-variant="normal" fo:text-transform="none" fo:color="#666666" loext:opacity="100%" style:font-name="Arial1" fo:font-size="9.75pt" fo:letter-spacing="normal" fo:font-style="normal" fo:font-weight="bold" style:font-weight-asian="bold" style:font-weight-complex="bold"/>
    </style:style>
    <style:style style:name="T8" style:family="text">
      <style:text-properties fo:color="#2198a6" loext:opacity="100%" style:text-line-through-style="none" style:text-line-through-type="none" style:text-underline-style="none" style:text-blinking="false"/>
    </style:style>
    <style:style style:name="T9"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ORDENAMIENTO</text:h>
      <text:p text:style-name="Standard"/>
      <text:p text:style-name="Standard">Ordenamiento es un proceso en donde las variables ordenables permiten establecer secuencias progresivas, constituye una aplicación del concepto de secuencia que experimentan los objetos, sucesos y procesos como resultado de los cambios que sufren.</text:p>
      <text:p text:style-name="Standard"/>
      <text:p text:style-name="P5">Es la organización de los elementos en una secuencia progresiva, tomando en cuenta un criterio previamente definido. Permite determinar secuencia de objetos o elementos de acuerdo con criterios previamente establecidos.<text:line-break/><text:line-break/></text:p>
      <text:h text:style-name="P1" text:outline-level="2"><text:span text:style-name="T7">TIPOS DE ORDENAMIENTO</text:span></text:h>
      <text:list xml:id="list3898626291" text:style-name="L3">
        <text:list-item>
          <text:list>
            <text:list-item>
              <text:h text:style-name="P2" text:outline-level="2"><text:span text:style-name="T5">NATURAL.-</text:span><text:span text:style-name="T7"> </text:span><text:span text:style-name="T5">Esta implica en las caracteristicas de las variables cuantitativas, por ejemplo, estatura, peso, temperatura.</text:span></text:h>
            </text:list-item>
            <text:list-item>
              <text:h text:style-name="P2" text:outline-level="2"><text:span text:style-name="T5">CONVENCIONAL.- Provienen de la aplicacion de condiciones establecidas por el hombre para ordenar objetos, hechos o eventos del mundo; ejemplo, el alfabeto, o los meses del año.</text:span><text:span text:style-name="T7"><text:line-break/></text:span></text:h>
            </text:list-item>
          </text:list>
        </text:list-item>
      </text:list>
      <text:h text:style-name="P1" text:outline-level="2" text:is-list-header="true"><text:span text:style-name="T7">PROCEDIMIENTO PARA ORDENAR SECUENCIAS DE ELEMENTOS DE UN CONJUNTO</text:span><text:span text:style-name="T5"> </text:span></text:h>
      <text:list xml:id="list3606621058" text:style-name="L2">
        <text:list-item>
          <text:p text:style-name="P4">Identifica la variable que determina el cambio, y la establece como criterio.</text:p>
        </text:list-item>
        <text:list-item>
          <text:p text:style-name="P4">Observa las caracteristicas de cada elemento correspondiente a la variable.</text:p>
        </text:list-item>
        <text:list-item>
          <text:p text:style-name="P4">Identifica el tipo de cambio, creciente o decreciente.</text:p>
        </text:list-item>
        <text:list-item>
          <text:p text:style-name="P4">Ordena los elementos del conjunto de acuerdo a su caracteristica.</text:p>
        </text:list-item>
        <text:list-item>
          <text:p text:style-name="P4">Verifica el proceso y el producto.</text:p>
        </text:list-item>
      </text:list>
      <text:p text:style-name="Standard"><text:line-break/><text:span text:style-name="T7">RELACIONES DE ORDEN Y DE CAUSALIDAD</text:span><text:line-break/><text:line-break/><text:span text:style-name="T4">El ordenamiento permite establecer dos tipos de ralaciones , de orden y de causalidad. Sabemos que cuando organizamos los elementos de un conjunto de acuerdo con una variable ordenable, el conjunto queda ordenado y podemos decir que la caracterisitica de un ejemplo del conjunto es "mayor o menor que otro"</text:span><text:span text:style-name="T1"> </text:span><text:span text:style-name="T4">.</text:span></text:p>
      <text:p text:style-name="Standard"><text:span text:style-name="T4"/></text:p>
      <text:p text:style-name="P3"><text:span text:style-name="T3"/></text:p>
      <text:p text:style-name="P3"><text:span text:style-name="T3">EJEMPLOS </text:span></text:p>
      <text:p text:style-name="P3"><text:span text:style-name="T3"/></text:p>
      <text:p text:style-name="P3"><text:span text:style-name="T3">En una biblioteca, se tienen diferentes libros de ciencia ficción con distintas cantidades de páginas. "Aventuras en el espacio" tiene 200 páginas, "Exploradores del tiempo" tiene 250 páginas, "Máquinas del futuro" tiene 180 páginas y "Viaje interdimensional" tiene 220 páginas.</text:span></text:p>
      <text:p text:style-name="P6"><text:span text:style-name="T4"/></text:p>
      <text:p text:style-name="P6"><text:span text:style-name="T4">Respuesta:</text:span></text:p>
      <text:p text:style-name="P6"><text:span text:style-name="T4"/></text:p>
      <text:p text:style-name="P6"><text:span text:style-name="T4"><text:s text:c="2"/>- "Máquinas del futuro" (180 páginas), "Aventuras en el espacio" (200 páginas), "Viaje interdimensional" (220 páginas) y "Exploradores del tiempo" (250 páginas).</text:span></text:p>
      <text:p text:style-name="P6"><text:span text:style-name="T4"/></text:p>
      <text:p text:style-name="P6"><text:span text:style-name="T4">¿Qué variable usaste para ordenar?</text:span></text:p>
      <text:p text:style-name="P6"><text:span text:style-name="T4"/></text:p>
      <text:p text:style-name="P6"><text:span text:style-name="T4"><text:s text:c="2"/>- Número de páginas.</text:span></text:p>
      <text:p text:style-name="P6"><text:span text:style-name="T4"/></text:p>
      <text:p text:style-name="P6"><text:span text:style-name="T4"/></text:p>
      <text:p text:style-name="P6"><text:soft-page-break/><text:span text:style-name="T4"/></text:p>
      <text:p text:style-name="P3"><text:span text:style-name="T3">En una competición de atletismo, cuatro corredores participan en una carrera de 100 metros planos. Sus tiempos son los siguientes: Juan con 10 segundos, María con 11 segundos, Carlos con 9 segundos y Laura con 12 segundos.</text:span></text:p>
      <text:p text:style-name="P6"><text:span text:style-name="T4"/></text:p>
      <text:p text:style-name="P6"><text:span text:style-name="T4">Respuesta:</text:span></text:p>
      <text:p text:style-name="P6"><text:span text:style-name="T4"/></text:p>
      <text:p text:style-name="P6"><text:span text:style-name="T4"><text:s text:c="2"/>- Carlos (9 segundos), Juan (10 segundos), María (11 segundos) y Laura (12 segundos).</text:span></text:p>
      <text:p text:style-name="P6"><text:span text:style-name="T4"/></text:p>
      <text:p text:style-name="P6"><text:span text:style-name="T4">¿Qué variable usaste para ordenar?</text:span></text:p>
      <text:p text:style-name="P6"><text:span text:style-name="T4"/></text:p>
      <text:p text:style-name="P6"><text:span text:style-name="T4"><text:s text:c="2"/>- Tiempo de carrera.</text:span></text:p>
      <text:p text:style-name="P6"><text:span text:style-name="T4"/></text:p>
      <text:p text:style-name="P6"><text:span text:style-name="T4"/></text:p>
      <text:p text:style-name="P6"><text:span text:style-name="T4"/></text:p>
      <text:p text:style-name="P3"><text:span text:style-name="T3">En un menú de restaurante, se ofrecen cuatro platos principales con diferentes precios. La sopa tiene un costo de $5, la ensalada de $8, la pasta de $12 y el filete de $20.</text:span></text:p>
      <text:p text:style-name="P3"><text:span text:style-name="T3"/></text:p>
      <text:p text:style-name="P6"><text:span text:style-name="T4">Respuesta:</text:span></text:p>
      <text:p text:style-name="P6"><text:span text:style-name="T4"/></text:p>
      <text:p text:style-name="P6"><text:span text:style-name="T4"><text:s text:c="2"/>- Sopa ($5), Ensalada ($8), Pasta ($12) y Filete ($20).</text:span></text:p>
      <text:p text:style-name="P6"><text:span text:style-name="T4"/></text:p>
      <text:p text:style-name="P6"><text:span text:style-name="T4">¿Qué variable usaste para ordenar?</text:span></text:p>
      <text:p text:style-name="P6"><text:span text:style-name="T4"/></text:p>
      <text:p text:style-name="P6"><text:span text:style-name="T4"><text:s text:c="2"/>- Precio de los plat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Tahoma, Helvetica, FreeSans, sans-serif"/>
    <style:font-face style:name="Helvetica Neue Light" svg:font-family="'Helvetica Neue Light', HelveticaNeue-Ligh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1:15:31.527751993</meta:creation-date>
    <dc:date>2024-02-19T11:28:46.462156173</dc:date>
    <meta:editing-duration>PT54S</meta:editing-duration>
    <meta:editing-cycles>1</meta:editing-cycles>
    <meta:document-statistic meta:table-count="0" meta:image-count="0" meta:object-count="0" meta:page-count="2" meta:paragraph-count="29" meta:word-count="417" meta:character-count="2715" meta:non-whitespace-character-count="2315"/>
    <meta:generator>LibreOffice/7.3.7.2$Linux_X86_64 LibreOffice_project/30$Build-2</meta:generator>
  </office:meta>
</office:document-meta>
</file>